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source">
            <text:p>source</text:p>
          </table:table-cell>
          <table:table-cell table:style-name="pd1" office:value-type="string" office:string-value="paragraph_number">
            <text:p>paragraph_number</text:p>
          </table:table-cell>
          <table:table-cell table:style-name="pd1" office:value-type="string" office:string-value="raw_text">
            <text:p>raw_text</text:p>
          </table:table-cell>
          <table:table-cell table:style-name="pd1" office:value-type="string" office:string-value="character_number">
            <text:p>character_number</text:p>
          </table:table-cell>
          <table:table-cell table:style-name="pd1" office:value-type="string" office:string-value="annotation">
            <text:p>annotation</text:p>
          </table:table-cell>
          <table:table-cell table:style-name="pd1" office:value-type="string" office:string-value="full_annotation">
            <text:p>full_annotation</text:p>
          </table:table-cell>
          <table:table-cell table:style-name="pd1" office:value-type="string" office:string-value="concept">
            <text:p>concept</text:p>
          </table:table-cell>
          <table:table-cell table:style-name="pd1" office:value-type="string" office:string-value="explanation">
            <text:p>explanation</text:p>
          </table:table-cell>
          <table:table-cell table:style-name="pd1" office:value-type="string" office:string-value="preferred_annotation">
            <text:p>preferred_annotation</text:p>
          </table:table-cell>
          <table:table-cell table:style-name="pd1" office:value-type="string" office:string-value="preferred_concept">
            <text:p>preferred_concept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2">
            <text:p>42</text:p>
          </table:table-cell>
          <table:table-cell office:value-type="string" office:string-value="那樣的機會很快就來了。在傾盆大雨驟然降臨的陽明山，在他們躲雨換濕衣的旅館，她面對了楊振家因慾火而燃燒的目光，就大膽地解開了繫在腰身的衣帶，抖落了身上的浴衣……，他毫不遲疑地迎將過來……。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21">
            <text:p>21</text:p>
          </table:table-cell>
          <table:table-cell office:value-type="string" office:string-value="陽明山">
            <text:p>陽明山</text:p>
          </table:table-cell>
          <table:table-cell office:value-type="string" office:string-value="陽明山">
            <text:p>陽明山</text:p>
          </table:table-cell>
          <table:table-cell office:value-type="string" office:string-value="臺灣">
            <text:p>臺灣</text:p>
          </table:table-cell>
          <table:table-cell office:value-type="string" office:string-value="陽明山是臺灣臺北市郊區的一座山脈和國家公園，是臺灣的知名地標。">
            <text:p>陽明山是臺灣臺北市郊區的一座山脈和國家公園，是臺灣的知名地標。</text:p>
          </table:table-cell>
          <table:table-cell office:value-type="string" office:string-value="陽明山">
            <text:p>陽明山</text:p>
          </table:table-cell>
          <table:table-cell office:value-type="string" office:string-value="臺灣">
            <text:p>臺灣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8">
            <text:p>78</text:p>
          </table:table-cell>
          <table:table-cell office:value-type="string" office:string-value="但是周天計看了舅舅所請的律師的名字就說：「A城的律師群裡，能夠與我們的律師齊名的沒有幾個，你舅舅的律師顯然不是。」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1">
            <text:p>21</text:p>
          </table:table-cell>
          <table:table-cell office:value-type="string" office:string-value="A城">
            <text:p>A城</text:p>
          </table:table-cell>
          <table:table-cell office:value-type="string" office:string-value="A城">
            <text:p>A城</text:p>
          </table:table-cell>
          <table:table-cell office:value-type="string" office:string-value="美國">
            <text:p>美國</text:p>
          </table:table-cell>
          <table:table-cell office:value-type="string" office:string-value="根據後文提及的「在美國打官司」，判斷此A城位於美國。">
            <text:p>根據後文提及的「在美國打官司」，判斷此A城位於美國。</text:p>
          </table:table-cell>
          <table:table-cell office:value-type="string" office:string-value="A城">
            <text:p>A城</text:p>
          </table:table-cell>
          <table:table-cell office:value-type="string" office:string-value="美國">
            <text:p>美國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1">
            <text:p>81</text:p>
          </table:table-cell>
          <table:table-cell office:value-type="string" office:string-value="宅，那深院廣庭雖稀地說明了周天計不平凡的背景——他一定是顯赫家族的後嗣，因為看周天計的年齡，不可能已在外鄉有了可觀的成就！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51">
            <text:p>51</text:p>
          </table:table-cell>
          <table:table-cell office:value-type="string" office:string-value="外鄉">
            <text:p>外鄉</text:p>
          </table:table-cell>
          <table:table-cell office:value-type="string" office:string-value="外地">
            <text:p>外地</text:p>
          </table:table-cell>
          <table:table-cell office:value-type="string" office:string-value="未明確指出">
            <text:p>未明確指出</text:p>
          </table:table-cell>
          <table:table-cell office:value-type="string" office:string-value="此為描述性詞語，泛指家鄉以外的地方，未明確指出特定區域或國家。">
            <text:p>此為描述性詞語，泛指家鄉以外的地方，未明確指出特定區域或國家。</text:p>
          </table:table-cell>
          <table:table-cell office:value-type="string" office:string-value="外地">
            <text:p>外地</text:p>
          </table:table-cell>
          <table:table-cell office:value-type="string" office:string-value="未明確指出">
            <text:p>未明確指出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2">
            <text:p>82</text:p>
          </table:table-cell>
          <table:table-cell office:value-type="string" office:string-value="在臺灣的商界學會了搞「關係」的楊振家，總是像雨水隨著地勢和引力流動一般，本能地追逐著「勢利」的重心，這一下不又給他碰對了嗎？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1">
            <text:p>1</text:p>
          </table:table-cell>
          <table:table-cell office:value-type="string" office:string-value="臺灣">
            <text:p>臺灣</text:p>
          </table:table-cell>
          <table:table-cell office:value-type="string" office:string-value="臺灣">
            <text:p>臺灣</text:p>
          </table:table-cell>
          <table:table-cell office:value-type="string" office:string-value="臺灣">
            <text:p>臺灣</text:p>
          </table:table-cell>
          <table:table-cell office:value-type="string" office:string-value="原文直接提及的國家名稱。">
            <text:p>原文直接提及的國家名稱。</text:p>
          </table:table-cell>
          <table:table-cell office:value-type="string" office:string-value="臺灣">
            <text:p>臺灣</text:p>
          </table:table-cell>
          <table:table-cell office:value-type="string" office:string-value="臺灣">
            <text:p>臺灣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3">
            <text:p>83</text:p>
          </table:table-cell>
          <table:table-cell office:value-type="string" office:string-value="周天計住在高級住宅區，與A城的名律師比鄰，經常捐款助其競選公職，就憑這樣的關係，立刻得到這位名律師的同意，為楊振家的案子出任法律顧問。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5">
            <text:p>5</text:p>
          </table:table-cell>
          <table:table-cell office:value-type="string" office:string-value="高級住宅區">
            <text:p>高級住宅區</text:p>
          </table:table-cell>
          <table:table-cell office:value-type="string" office:string-value="高級住宅區">
            <text:p>高級住宅區</text:p>
          </table:table-cell>
          <table:table-cell office:value-type="string" office:string-value="不詳">
            <text:p>不詳</text:p>
          </table:table-cell>
          <table:table-cell office:value-type="string" office:string-value="內文未提及具體國家或區域，判斷為泛指的住宅區域。">
            <text:p>內文未提及具體國家或區域，判斷為泛指的住宅區域。</text:p>
          </table:table-cell>
          <table:table-cell office:value-type="string" office:string-value="高級住宅區">
            <text:p>高級住宅區</text:p>
          </table:table-cell>
          <table:table-cell office:value-type="string" office:string-value="不詳">
            <text:p>不詳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3">
            <text:p>83</text:p>
          </table:table-cell>
          <table:table-cell office:value-type="string" office:string-value="周天計住在高級住宅區，與A城的名律師比鄰，經常捐款助其競選公職，就憑這樣的關係，立刻得到這位名律師的同意，為楊振家的案子出任法律顧問。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12">
            <text:p>12</text:p>
          </table:table-cell>
          <table:table-cell office:value-type="string" office:string-value="A城">
            <text:p>A城</text:p>
          </table:table-cell>
          <table:table-cell office:value-type="string" office:string-value="A城">
            <text:p>A城</text:p>
          </table:table-cell>
          <table:table-cell office:value-type="string" office:string-value="美國">
            <text:p>美國</text:p>
          </table:table-cell>
          <table:table-cell office:value-type="string" office:string-value="根據後文提及的「在美國打官司」，判斷此A城位於美國。">
            <text:p>根據後文提及的「在美國打官司」，判斷此A城位於美國。</text:p>
          </table:table-cell>
          <table:table-cell office:value-type="string" office:string-value="A城">
            <text:p>A城</text:p>
          </table:table-cell>
          <table:table-cell office:value-type="string" office:string-value="美國">
            <text:p>美國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4">
            <text:p>84</text:p>
          </table:table-cell>
          <table:table-cell office:value-type="string" office:string-value="楊振家對周天計替他請的律師，自然是十二萬分地滿意，原來在美國打官司要看律師名氣的大小，這種情形恰與台灣的官司要看紅包的大小，有異曲同工之妙。想到這裡，他不禁又感歎起來！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28">
            <text:p>28</text:p>
          </table:table-cell>
          <table:table-cell office:value-type="string" office:string-value="美國">
            <text:p>美國</text:p>
          </table:table-cell>
          <table:table-cell office:value-type="string" office:string-value="美國">
            <text:p>美國</text:p>
          </table:table-cell>
          <table:table-cell office:value-type="string" office:string-value="美國">
            <text:p>美國</text:p>
          </table:table-cell>
          <table:table-cell office:value-type="string" office:string-value="原文直接提及的國家名稱。">
            <text:p>原文直接提及的國家名稱。</text:p>
          </table:table-cell>
          <table:table-cell office:value-type="string" office:string-value="美國">
            <text:p>美國</text:p>
          </table:table-cell>
          <table:table-cell office:value-type="string" office:string-value="美國">
            <text:p>美國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4">
            <text:p>84</text:p>
          </table:table-cell>
          <table:table-cell office:value-type="string" office:string-value="楊振家對周天計替他請的律師，自然是十二萬分地滿意，原來在美國打官司要看律師名氣的大小，這種情形恰與台灣的官司要看紅包的大小，有異曲同工之妙。想到這裡，他不禁又感歎起來！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49">
            <text:p>49</text:p>
          </table:table-cell>
          <table:table-cell office:value-type="string" office:string-value="台灣">
            <text:p>台灣</text:p>
          </table:table-cell>
          <table:table-cell office:value-type="string" office:string-value="臺灣">
            <text:p>臺灣</text:p>
          </table:table-cell>
          <table:table-cell office:value-type="string" office:string-value="臺灣">
            <text:p>臺灣</text:p>
          </table:table-cell>
          <table:table-cell office:value-type="string" office:string-value="原文直接提及的國家名稱。">
            <text:p>原文直接提及的國家名稱。</text:p>
          </table:table-cell>
          <table:table-cell office:value-type="string" office:string-value="臺灣">
            <text:p>臺灣</text:p>
          </table:table-cell>
          <table:table-cell office:value-type="string" office:string-value="臺灣">
            <text:p>臺灣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5">
            <text:p>15</text:p>
          </table:table-cell>
          <table:table-cell office:value-type="string" office:string-value="「把酷刑加在返台省親的學人身上，致死以後還要污蔑成『畏罪自殺』，這實在是太過分了！」">
            <text:p>「把酷刑加在返台省親的學人身上，致死以後還要污蔑成『畏罪自殺』，這實在是太過分了！」</text:p>
          </table:table-cell>
          <table:table-cell office:value-type="float" office:value="6">
            <text:p>6</text:p>
          </table:table-cell>
          <table:table-cell office:value-type="string" office:string-value="返台">
            <text:p>返台</text:p>
          </table:table-cell>
          <table:table-cell office:value-type="string" office:string-value="臺灣">
            <text:p>臺灣</text:p>
          </table:table-cell>
          <table:table-cell office:value-type="string" office:string-value="臺灣">
            <text:p>臺灣</text:p>
          </table:table-cell>
          <table:table-cell office:value-type="string" office:string-value="「返台」意指回到臺灣，所以國家為臺灣。">
            <text:p>「返台」意指回到臺灣，所以國家為臺灣。</text:p>
          </table:table-cell>
          <table:table-cell office:value-type="string" office:string-value="臺灣">
            <text:p>臺灣</text:p>
          </table:table-cell>
          <table:table-cell office:value-type="string" office:string-value="臺灣">
            <text:p>臺灣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 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 也公開要求台灣當局公佈事件的真相，同時還呼籲美國國會關心台灣的人權問題。」</text:p>
          </table:table-cell>
          <table:table-cell office:value-type="float" office:value="3">
            <text:p>3</text:p>
          </table:table-cell>
          <table:table-cell office:value-type="string" office:string-value="各地">
            <text:p>各地</text:p>
          </table:table-cell>
          <table:table-cell office:value-type="string" office:string-value="各地">
            <text:p>各地</text:p>
          </table:table-cell>
          <table:table-cell office:value-type="string" office:string-value="未知">
            <text:p>未知</text:p>
          </table:table-cell>
          <table:table-cell office:value-type="string" office:string-value="表示各個地方，但無特定國家。">
            <text:p>表示各個地方，但無特定國家。</text:p>
          </table:table-cell>
          <table:table-cell office:value-type="string" office:string-value="各地">
            <text:p>各地</text:p>
          </table:table-cell>
          <table:table-cell office:value-type="string" office:string-value="未知">
            <text:p>未知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 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 也公開要求台灣當局公佈事件的真相，同時還呼籲美國國會關心台灣的人權問題。」</text:p>
          </table:table-cell>
          <table:table-cell office:value-type="float" office:value="23">
            <text:p>23</text:p>
          </table:table-cell>
          <table:table-cell office:value-type="string" office:string-value="匹茲堡">
            <text:p>匹茲堡</text:p>
          </table:table-cell>
          <table:table-cell office:value-type="string" office:string-value="匹茲堡">
            <text:p>匹茲堡</text:p>
          </table:table-cell>
          <table:table-cell office:value-type="string" office:string-value="美國">
            <text:p>美國</text:p>
          </table:table-cell>
          <table:table-cell office:value-type="string" office:string-value="匹茲堡為美國城市。">
            <text:p>匹茲堡為美國城市。</text:p>
          </table:table-cell>
          <table:table-cell office:value-type="string" office:string-value="匹茲堡">
            <text:p>匹茲堡</text:p>
          </table:table-cell>
          <table:table-cell office:value-type="string" office:string-value="美國">
            <text:p>美國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 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 也公開要求台灣當局公佈事件的真相，同時還呼籲美國國會關心台灣的人權問題。」</text:p>
          </table:table-cell>
          <table:table-cell office:value-type="float" office:value="27">
            <text:p>27</text:p>
          </table:table-cell>
          <table:table-cell office:value-type="string" office:string-value="陳文成生前的居住地">
            <text:p>陳文成生前的居住地</text:p>
          </table:table-cell>
          <table:table-cell office:value-type="string" office:string-value="匹茲堡">
            <text:p>匹茲堡</text:p>
          </table:table-cell>
          <table:table-cell office:value-type="string" office:string-value="美國">
            <text:p>美國</text:p>
          </table:table-cell>
          <table:table-cell office:value-type="string" office:string-value="描述了陳文成在美國的居住地。">
            <text:p>描述了陳文成在美國的居住地。</text:p>
          </table:table-cell>
          <table:table-cell office:value-type="string" office:string-value="匹茲堡">
            <text:p>匹茲堡</text:p>
          </table:table-cell>
          <table:table-cell office:value-type="string" office:string-value="美國">
            <text:p>美國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 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 也公開要求台灣當局公佈事件的真相，同時還呼籲美國國會關心台灣的人權問題。」</text:p>
          </table:table-cell>
          <table:table-cell office:value-type="float" office:value="65">
            <text:p>65</text:p>
          </table:table-cell>
          <table:table-cell office:value-type="string" office:string-value="卡內基美隆大學">
            <text:p>卡內基美隆大學</text:p>
          </table:table-cell>
          <table:table-cell office:value-type="string" office:string-value="卡內基美隆大學">
            <text:p>卡內基美隆大學</text:p>
          </table:table-cell>
          <table:table-cell office:value-type="string" office:string-value="美國">
            <text:p>美國</text:p>
          </table:table-cell>
          <table:table-cell office:value-type="string" office:string-value="卡內基美隆大學位於美國。">
            <text:p>卡內基美隆大學位於美國。</text:p>
          </table:table-cell>
          <table:table-cell office:value-type="string" office:string-value="卡內基美隆大學">
            <text:p>卡內基美隆大學</text:p>
          </table:table-cell>
          <table:table-cell office:value-type="string" office:string-value="美國">
            <text:p>美國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 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 也公開要求台灣當局公佈事件的真相，同時還呼籲美國國會關心台灣的人權問題。」</text:p>
          </table:table-cell>
          <table:table-cell office:value-type="float" office:value="103">
            <text:p>103</text:p>
          </table:table-cell>
          <table:table-cell office:value-type="string" office:string-value="台灣">
            <text:p>台灣</text:p>
          </table:table-cell>
          <table:table-cell office:value-type="string" office:string-value="台灣">
            <text:p>台灣</text:p>
          </table:table-cell>
          <table:table-cell office:value-type="string" office:string-value="台灣">
            <text:p>台灣</text:p>
          </table:table-cell>
          <table:table-cell office:value-type="string" office:string-value="指涉台灣地區。">
            <text:p>指涉台灣地區。</text:p>
          </table:table-cell>
          <table:table-cell office:value-type="string" office:string-value="台灣">
            <text:p>台灣</text:p>
          </table:table-cell>
          <table:table-cell office:value-type="string" office:string-value="台灣">
            <text:p>台灣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 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 也公開要求台灣當局公佈事件的真相，同時還呼籲美國國會關心台灣的人權問題。」</text:p>
          </table:table-cell>
          <table:table-cell office:value-type="float" office:value="120">
            <text:p>120</text:p>
          </table:table-cell>
          <table:table-cell office:value-type="string" office:string-value="美國">
            <text:p>美國</text:p>
          </table:table-cell>
          <table:table-cell office:value-type="string" office:string-value="美國">
            <text:p>美國</text:p>
          </table:table-cell>
          <table:table-cell office:value-type="string" office:string-value="美國">
            <text:p>美國</text:p>
          </table:table-cell>
          <table:table-cell office:value-type="string" office:string-value="指涉美國國家。">
            <text:p>指涉美國國家。</text:p>
          </table:table-cell>
          <table:table-cell office:value-type="string" office:string-value="美國">
            <text:p>美國</text:p>
          </table:table-cell>
          <table:table-cell office:value-type="string" office:string-value="美國">
            <text:p>美國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8">
            <text:p>18</text:p>
          </table:table-cell>
          <table:table-cell office:value-type="string" office:string-value="「我們這兒也舉行吧！要抗議暴行，非聲勢浩大不可。我們絕不能讓陳文成死得不明不白！」">
            <text:p>「我們這兒也舉行吧！要抗議暴行，非聲勢浩大不可。我們絕不能讓陳文成死得不明不白！」</text:p>
          </table:table-cell>
          <table:table-cell office:value-type="float" office:value="1">
            <text:p>1</text:p>
          </table:table-cell>
          <table:table-cell office:value-type="string" office:string-value="我們這兒">
            <text:p>我們這兒</text:p>
          </table:table-cell>
          <table:table-cell office:value-type="string" office:string-value="當地">
            <text:p>當地</text:p>
          </table:table-cell>
          <table:table-cell office:value-type="string" office:string-value="未知">
            <text:p>未知</text:p>
          </table:table-cell>
          <table:table-cell office:value-type="string" office:string-value="指說話者所在的當地，無特定國家。">
            <text:p>指說話者所在的當地，無特定國家。</text:p>
          </table:table-cell>
          <table:table-cell office:value-type="string" office:string-value="當地">
            <text:p>當地</text:p>
          </table:table-cell>
          <table:table-cell office:value-type="string" office:string-value="未知">
            <text:p>未知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9">
            <text:p>19</text:p>
          </table:table-cell>
          <table:table-cell office:value-type="string" office:string-value="義雄和張哲彥的話題一轉，決定在Ａ城為陳文成舉行追悼會和示威遊行。">
            <text:p>義雄和張哲彥的話題一轉，決定在Ａ城為陳文成舉行追悼會和示威遊行。</text:p>
          </table:table-cell>
          <table:table-cell office:value-type="float" office:value="15">
            <text:p>15</text:p>
          </table:table-cell>
          <table:table-cell office:value-type="string" office:string-value="Ａ城">
            <text:p>Ａ城</text:p>
          </table:table-cell>
          <table:table-cell office:value-type="string" office:string-value="A城">
            <text:p>A城</text:p>
          </table:table-cell>
          <table:table-cell office:value-type="string" office:string-value="美國">
            <text:p>美國</text:p>
          </table:table-cell>
          <table:table-cell office:value-type="string" office:string-value="內文提到城市代號，與前文匹茲堡、卡內基美隆大學等提及地點皆位於美國，故推測地點位於美國。">
            <text:p>內文提到城市代號，與前文匹茲堡、卡內基美隆大學等提及地點皆位於美國，故推測地點位於美國。</text:p>
          </table:table-cell>
          <table:table-cell office:value-type="string" office:string-value="A城">
            <text:p>A城</text:p>
          </table:table-cell>
          <table:table-cell office:value-type="string" office:string-value="美國">
            <text:p>美國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1">
            <text:p>21</text:p>
          </table:table-cell>
          <table:table-cell office:value-type="string" office:string-value="「奇怪！怎麼都寄到這兒來了？」玉霞感到不解。">
            <text:p>「奇怪！怎麼都寄到這兒來了？」玉霞感到不解。</text:p>
          </table:table-cell>
          <table:table-cell office:value-type="float" office:value="9">
            <text:p>9</text:p>
          </table:table-cell>
          <table:table-cell office:value-type="string" office:string-value="這兒">
            <text:p>這兒</text:p>
          </table:table-cell>
          <table:table-cell office:value-type="string" office:string-value="當地">
            <text:p>當地</text:p>
          </table:table-cell>
          <table:table-cell office:value-type="string" office:string-value="未知">
            <text:p>未知</text:p>
          </table:table-cell>
          <table:table-cell office:value-type="string" office:string-value="指信件寄到的地點，無特定國家。">
            <text:p>指信件寄到的地點，無特定國家。</text:p>
          </table:table-cell>
          <table:table-cell office:value-type="string" office:string-value="當地">
            <text:p>當地</text:p>
          </table:table-cell>
          <table:table-cell office:value-type="string" office:string-value="未知">
            <text:p>未知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8">
            <text:p>28</text:p>
          </table:table-cell>
          <table:table-cell office:value-type="string" office:string-value="「轉寄到店裡去！若還有麻煩，再通知我們的律師。」">
            <text:p>「轉寄到店裡去！若還有麻煩，再通知我們的律師。」</text:p>
          </table:table-cell>
          <table:table-cell office:value-type="float" office:value="4">
            <text:p>4</text:p>
          </table:table-cell>
          <table:table-cell office:value-type="string" office:string-value="店裡">
            <text:p>店裡</text:p>
          </table:table-cell>
          <table:table-cell office:value-type="string" office:string-value="商店">
            <text:p>商店</text:p>
          </table:table-cell>
          <table:table-cell office:value-type="string" office:string-value="未知">
            <text:p>未知</text:p>
          </table:table-cell>
          <table:table-cell office:value-type="string" office:string-value="指信件應轉寄的商店地點，無特定國家。">
            <text:p>指信件應轉寄的商店地點，無特定國家。</text:p>
          </table:table-cell>
          <table:table-cell office:value-type="string" office:string-value="商店">
            <text:p>商店</text:p>
          </table:table-cell>
          <table:table-cell office:value-type="string" office:string-value="未知">
            <text:p>未知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